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8ee71" officeooo:paragraph-rsid="0008ee7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8ee71" officeooo:paragraph-rsid="0008ee7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a8ae8"/>
    </style:style>
    <style:style style:name="T1" style:family="text">
      <style:text-properties style:text-underline-style="none" fo:font-weight="normal" officeooo:rsid="000a8ae8" style:font-weight-asian="normal" style:font-weight-complex="normal"/>
    </style:style>
    <style:style style:name="T2" style:family="text">
      <style:text-properties style:text-underline-style="none" fo:font-weight="normal" officeooo:rsid="000aa16b" style:font-weight-asian="normal" style:font-weight-complex="normal"/>
    </style:style>
    <style:style style:name="T3" style:family="text">
      <style:text-properties fo:font-variant="normal" fo:text-transform="none" fo:color="#1f2328" style:text-line-through-style="none" style:text-line-through-type="none" style:font-name="apple-system" fo:font-size="1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f2328" style:text-line-through-style="none" style:text-line-through-type="none" style:font-name="apple-system" fo:font-size="15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f2328" style:text-line-through-style="none" style:text-line-through-type="none" style:font-name="apple-system" fo:font-size="15pt" fo:letter-spacing="normal" fo:font-style="normal" style:text-underline-style="solid" style:text-underline-width="auto" style:text-underline-color="font-color" fo:font-weight="normal" officeooo:rsid="000a8ae8" style:text-blinking="false" fo:background-color="transparent" loext:char-shading-value="0" style:font-weight-asian="normal" style:font-weight-complex="normal" loext:padding="0cm" loext:border="none"/>
    </style:style>
    <style:style style:name="T6" style:family="text">
      <style:text-properties fo:font-variant="normal" fo:text-transform="none" fo:color="#1f2328" style:text-line-through-style="none" style:text-line-through-type="none" style:font-name="apple-system" fo:font-size="15pt" fo:letter-spacing="normal" fo:font-style="normal" style:text-underline-style="solid" style:text-underline-width="auto" style:text-underline-color="font-color" fo:font-weight="normal" officeooo:rsid="000a8ae8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style:font-name="apple-system" fo:letter-spacing="normal" fo:font-style="normal" fo:font-weight="normal" loext:padding="0cm" loext:border="none"/>
    </style:style>
    <style:style style:name="T8" style:family="text">
      <style:text-properties style:text-underline-style="solid" style:text-underline-width="auto" style:text-underline-color="font-color" fo:font-weight="normal" officeooo:rsid="000a8ae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: US_VISA_MLOPS </text:p>
      <text:p text:style-name="P1"/>
      <text:p text:style-name="P3">Steps:</text:p>
      <text:p text:style-name="P3">1. GitHub :</text:p>
      <text:p text:style-name="P2">1.1 GitHub Repository: <text:a xlink:type="simple" xlink:href="https://github.com/Shubham-Tripathi-DS" text:style-name="Internet_20_link" text:visited-style-name="Visited_20_Internet_20_Link">https://github.com/Shubham-Tripathi-DS</text:a></text:p>
      <text:p text:style-name="P2"/>
      <text:p text:style-name="P4"><text:span text:style-name="T2">1.2</text:span><text:span text:style-name="T1">. Repo name:</text:span><text:span text:style-name="T8"> </text:span><text:span text:style-name="T1">MLOps-US-Visa-Prediction</text:span></text:p>
      <text:p text:style-name="P4"><text:span text:style-name="Strong_20_Emphasis"><text:span text:style-name="T3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4T12:06:54.801772852</meta:creation-date>
    <dc:date>2024-07-14T12:15:35.165666032</dc:date>
    <meta:editing-duration>PT8M3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4" meta:character-count="142" meta:non-whitespace-character-count="131"/>
  </office:meta>
</office:document-meta>
</file>